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>
        <style:tab-stops>
          <style:tab-stop style:position="0cm"/>
        </style:tab-stops>
      </style:paragraph-properties>
      <style:text-properties fo:font-size="15pt" style:text-underline-style="solid" style:text-underline-width="auto" style:text-underline-color="font-color" fo:font-weight="bold" officeooo:rsid="0014ef65" officeooo:paragraph-rsid="0014ef65" style:font-size-asian="13.1000003814697pt" style:font-weight-asian="bold" style:font-size-complex="15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>
        <style:tab-stops>
          <style:tab-stop style:position="0cm"/>
        </style:tab-stops>
      </style:paragraph-properties>
      <style:text-properties fo:font-size="15pt" style:text-underline-style="solid" style:text-underline-width="auto" style:text-underline-color="font-color" fo:font-weight="bold" officeooo:rsid="0014ef65" officeooo:paragraph-rsid="0014ef65" style:font-size-asian="13.1000003814697pt" style:font-weight-asian="bold" style:font-size-complex="15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>
        <style:tab-stops>
          <style:tab-stop style:position="0cm"/>
        </style:tab-stops>
      </style:paragraph-properties>
      <style:text-properties fo:font-size="15pt" style:text-underline-style="solid" style:text-underline-width="auto" style:text-underline-color="font-color" fo:font-weight="bold" officeooo:rsid="00166ff9" officeooo:paragraph-rsid="00166ff9" style:font-size-asian="13.1000003814697pt" style:font-weight-asian="bold" style:font-size-complex="15pt" style:font-weight-complex="bold"/>
    </style:style>
    <style:style style:name="P4" style:family="paragraph" style:parent-style-name="Standard">
      <loext:graphic-properties draw:fill="none"/>
      <style:paragraph-properties fo:line-height="150%" fo:text-align="justify" style:justify-single-word="false" fo:background-color="transparent">
        <style:tab-stops>
          <style:tab-stop style:position="0cm"/>
        </style:tab-stops>
      </style:paragraph-properties>
      <style:text-properties fo:font-size="15pt" style:text-underline-style="solid" style:text-underline-width="auto" style:text-underline-color="font-color" fo:font-weight="bold" officeooo:rsid="00166ff9" officeooo:paragraph-rsid="00166ff9" style:font-size-asian="13.1000003814697pt" style:font-weight-asian="bold" style:font-size-complex="15pt" style:font-weight-complex="bold"/>
    </style:style>
    <style:style style:name="P5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>
        <style:tab-stops>
          <style:tab-stop style:position="0cm"/>
        </style:tab-stops>
      </style:paragraph-properties>
      <style:text-properties fo:font-size="15pt" style:text-underline-style="solid" style:text-underline-width="auto" style:text-underline-color="font-color" fo:font-weight="bold" officeooo:rsid="00166ff9" officeooo:paragraph-rsid="00166ff9" style:font-size-asian="13.1000003814697pt" style:font-weight-asian="bold" style:font-size-complex="15pt" style:font-weight-complex="bold"/>
    </style:style>
    <style:style style:name="P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>
        <style:tab-stops>
          <style:tab-stop style:position="0cm"/>
        </style:tab-stops>
      </style:paragraph-properties>
      <style:text-properties fo:font-size="15pt" style:text-underline-style="solid" style:text-underline-width="auto" style:text-underline-color="font-color" fo:font-weight="bold" officeooo:rsid="0017f5e4" officeooo:paragraph-rsid="0017f5e4" style:font-size-asian="13.1000003814697pt" style:font-weight-asian="bold" style:font-size-complex="15pt" style:font-weight-complex="bold"/>
    </style:style>
    <style:style style:name="P7" style:family="paragraph" style:parent-style-name="Text_20_body">
      <style:text-properties officeooo:rsid="0014635b" officeooo:paragraph-rsid="0014635b"/>
    </style:style>
    <style:style style:name="P8" style:family="paragraph" style:parent-style-name="Title">
      <style:text-properties officeooo:rsid="0014635b" officeooo:paragraph-rsid="0014635b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66ff9" style:font-weight-asian="normal" style:font-weight-complex="normal"/>
    </style:style>
    <style:style style:name="T5" style:family="text">
      <style:text-properties style:text-underline-style="none" fo:font-weight="normal" officeooo:rsid="0017f5e4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HTML &amp; CSS – ESTRUTURAS DE P<text:span text:style-name="T1">ÁGINA</text:span></text:p>
      <text:p text:style-name="P7"><text:span text:style-name="T1"/></text:p>
      <text:p text:style-name="P1">Html</text:p>
      <text:p text:style-name="P2"><text:span text:style-name="T3">Surgiu </text:span><text:span text:style-name="T4">na comunidade científica </text:span><text:span text:style-name="T3">quando a internet estava nascendo e se precisava de formas mais eficientes </text:span><text:span text:style-name="T4">e ricas </text:span><text:span text:style-name="T3">de transferência de informações</text:span><text:span text:style-name="T4">.</text:span></text:p>
      <text:p text:style-name="P2"><text:span text:style-name="T3">A sigla significa Linguagem de Marcação de Texto </text:span><text:span text:style-name="T5">(hypertext markup language) </text:span><text:span text:style-name="T3">e </text:span><text:span text:style-name="T2">não</text:span><text:span text:style-name="T3"> é uma linguagem de programação.</text:span></text:p>
      <text:p text:style-name="P3"><text:span text:style-name="T3">Tim Berners-Lee em 1989 começou o desenvolvimento do html.</text:span></text:p>
      <text:p text:style-name="P3"><text:span text:style-name="T3">Principais versões:</text:span></text:p>
      <text:list xml:id="list2167676698" text:style-name="L1">
        <text:list-item>
          <text:p text:style-name="P5"><text:span text:style-name="T3">2.0 – 1995</text:span></text:p>
        </text:list-item>
        <text:list-item>
          <text:p text:style-name="P5"><text:span text:style-name="T3">3.2 – 1997</text:span></text:p>
        </text:list-item>
        <text:list-item>
          <text:p text:style-name="P5"><text:span text:style-name="T3">4.01 – 1999</text:span></text:p>
        </text:list-item>
        <text:list-item>
          <text:p text:style-name="P5"><text:span text:style-name="T2">HTML 5</text:span><text:span text:style-name="T3"> – 2014</text:span></text:p>
        </text:list-item>
      </text:list>
      <text:p text:style-name="P4"><text:span text:style-name="T3"/></text:p>
      <text:p text:style-name="P6"><text:span text:style-name="T3">O html é como o esqueleto de uma página web. É composto por tags usadas para dar significado aos elementos da página.</text:span></text:p>
      <text:p text:style-name="P3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16:36:32.286292685</meta:creation-date>
    <meta:generator>LibreOffice/7.3.5.2$Linux_X86_64 LibreOffice_project/30$Build-2</meta:generator>
    <dc:date>2022-08-21T16:52:29.500073494</dc:date>
    <meta:editing-duration>PT15M55S</meta:editing-duration>
    <meta:editing-cycles>4</meta:editing-cycles>
    <meta:document-statistic meta:table-count="0" meta:image-count="0" meta:object-count="0" meta:page-count="1" meta:paragraph-count="11" meta:word-count="93" meta:character-count="540" meta:non-whitespace-character-count="457"/>
  </office:meta>
</office:document-meta>
</file>